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1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DRAZA RIVERA NORIA FIOR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98313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71983134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DRAZA RIVERA NORIA FIORE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9831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6 546 6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94315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1/08/2021</text:p>
          </table:table-cell>
          <table:table-cell table:style-name="Tabla2.A3" office:value-type="string">
            <text:p text:style-name="P22">5496267</text:p>
          </table:table-cell>
          <table:table-cell table:style-name="Tabla2.D3" office:value-type="string">
            <text:p text:style-name="P23">12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SALDO QUE QUEDA A FAVOR DEL CLIENTE DEL DEPOSITO DEL 21/08<text:line-break/>800.00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0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1T17:57:3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